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referee #1</text:p>
      <text:p text:style-name="P1"/>
      <text:p text:style-name="P1">Thanks for your careful review and your pertinent remarks. We believe most of your questions have been answered in the manuscript:</text:p>
      <text:p text:style-name="P1"/>
      <text:p text:style-name="P1">Page 7, section 2.2: the merging performed by “SmartMerge” is only for a single concentration. We updated the manuscript accordingly.</text:p>
      <text:p text:style-name="P1"/>
      <text:p text:style-name="P1">Following the comment of both referees, the way the “best” buffer is chosen has been modified in the code of the application (and the description updated in the manuscript).</text:p>
      <text:p text:style-name="P1"/>
      <text:p text:style-name="P1">Concerning the HPLC analysis, the selected region is based on the position of the max I0. The width of the region is defined as Rg +/- 1*std (Rg), I0 and their deviation calculated by autorg), so there should be no aggregate selected. Maybe it is a graphical effect. The formula has been added in the manuscript.</text:p>
      <text:p text:style-name="P1"/>
      <text:p text:style-name="P1">The conclusion, has been enhanced as suggested, the reported typos have been corrected and the missing references added as suggested.</text:p>
      <text:p text:style-name="P1"/>
      <text:p text:style-name="P1"/>
      <text:p text:style-name="P1">Dear Referee #2</text:p>
      <text:p text:style-name="P1"/>
      <text:p text:style-name="P1">Thanks you for your review. We believe most of your remarks have been addressed in the text of the manuscript. </text:p>
      <text:p text:style-name="P1"/>
      <text:p text:style-name="P1">It is true we highlighted the difficulty of installing and porting directly the processing pipeline as such to another platform/beamline. But at the same time we also released the source code of the FreeSAS tools we developed as open-source in an easily installable and integrable way.</text:p>
      <text:p text:style-name="P1"/>
      <text:p text:style-name="P1">As SAXS specialist, you know little information is contained in SAXS curves (less than 10 degrees of freedom). If the sample is not a protein, mono-disperse, with a single conformation, it is likely things will go wrong at one stage or another. BM29 has been optimized for proteins and the vast majority of samples is of this type. Other sample are possible but the user has to know which assumption are made for which processing: The mass estimate based on the correlated volume is calculated for globular proteins, for other molecules the estimate will be wrong. If multiple conformation are present, it is unlikely the ab-initio pipeline provides anything conclusive... However, the data reduction and invariant analysis is applicable to all solution samples in the appropriate size range.</text:p>
      <text:p text:style-name="P1"/>
      <text:p text:style-name="P1">ESRF is a synchrotron but the BM29 beamline is built on a bending magnet, hence it has a limited flux compared to undulator beamlines. <text:s/>This is not an issue, as the limiting factor is in any case the sample handling, especially the cleaning which takes ~30s between measurements. With 10x 1s frames, radiation damage is already an issue. Operating at higher speed like 100x 0.1s frames would provide better assessment for the radiation damage but would require deep modification of the networking infrastructure. This may be an improvement for the future.</text:p>
      <text:p text:style-name="P1"/>
      <text:p text:style-name="P1">Thank you for point the buffer selection issue. We corrected the manuscript accordingly. If everything fails, the selected buffer is the one with the lowest total scattering which is chosen. This curve is obtained from azimuthal integration and averaging, never subtracted from anything (there is no dark current), so it cannot be negative, preventing over-subtracted.</text:p>
      <text:p text:style-name="P1"/>
      <text:p text:style-name="P1">The figure 4 has been re-designed following your suggestions and will be put in production soon. <text:soft-page-break/>For the scattering curve, the intensity I is in log-scale, explaining the asymmetry of the error bars. Error bars for the other curves have been added. What looked like horizontal error bars on the density plot was actually the error bar caps. All plots now have the error bars without caps represented with a similar <text:s/>color as the plot but lighter. Guillaume Bonamis, third author, is color-blind and checked the color choice, the important being to avoid green and red one next to the other. <text:s/></text:p>
      <text:p text:style-name="P1"/>
      <text:p text:style-name="P1">The figure 4 (with a linear layout) is sent to ISPyBB and this is what is visible in the interface. The experiment controlling interface only display the numerical values of the invariants (Rg, I0, volume, mass, …) . </text:p>
      <text:p text:style-name="P1"/>
      <text:p text:style-name="P1">About the configuration of dammin: the manuscript has been updated. It remains the most fragile part of the pipeline and we are considering to rewrite it. The computer system has been sized (8 cores) so that 8 jobs can be interleaved, making the time-out of 20 or 30 minutes reasonable. Proceeding this way, there is no need for a computing cluster. The time-outs have been optimized over the time with continuous acquisition running overnight and there is no pile-up of waiting jobs. The concept of a pipeline is that it has an entry-point and one output point. No intermediate result is available. Anyway, our user are advised to re-do by hand and fine tune all the modeling.</text:p>
      <text:p text:style-name="P1"/>
      <text:p text:style-name="P1">The reviewers comment about the increasing Rg for aggregated samples is correct, however the same is not true <text:s/>for the results of autorg, which we are discussing here, as they only represent the best solution for the available q-range.</text:p>
      <text:p text:style-name="P1"/>
      <text:p text:style-name="P1">Unfortunately it has not been possible to merge all 4 flowcharts into a single figure: it would have been too l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Times New Roman" svg:font-family="'Times New Roman'"/>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5-09-18T14:43:11</dc:date>
    <meta:editing-duration>P0D</meta:editing-duration>
    <meta:editing-cycles>1</meta:editing-cycles>
    <meta:document-statistic meta:table-count="0" meta:image-count="0" meta:object-count="0" meta:page-count="2" meta:paragraph-count="17" meta:word-count="808" meta:character-count="4859" meta:non-whitespace-character-count="4061"/>
  </office:meta>
</office:document-meta>
</file>